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fo:margin-left="0.002cm" fo:margin-top="0cm" fo:margin-bottom="0cm" fo:break-before="page" table:align="left" style:writing-mode="page"/>
    </style:style>
    <style:style style:name="Table1.A" style:family="table-column">
      <style:table-column-properties style:column-width="4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e1.B2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1.A8" style:family="table-cell">
      <style:table-cell-properties style:vertical-align="" fo:background-color="#4472c4" fo:padding-left="0.212cm" fo:padding-right="0.212cm" fo:padding-top="0.141cm" fo:padding-bottom="0.141cm" fo:border-left="0.1pt solid #666666" fo:border-right="none" fo:border-top="0.1pt solid #666666" fo:border-bottom="0.1pt solid #666666">
        <style:background-image/>
      </style:table-cell-properties>
    </style:style>
    <style:style style:name="Table1.C8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e1.A9" style:family="table-cell">
      <style:table-cell-properties style:vertical-align="" fo:background-color="#d9e2f3" fo:padding-left="0.212cm" fo:padding-right="0.212cm" fo:padding-top="0.141cm" fo:padding-bottom="0.141cm" fo:border-left="0.1pt solid #aaaaaa" fo:border-right="none" fo:border-top="0.1pt solid #aaaaaa" fo:border-bottom="0.1pt solid #aaaaaa">
        <style:background-image/>
      </style:table-cell-properties>
    </style:style>
    <style:style style:name="Tabla1" style:family="table">
      <style:table-properties style:width="17.999cm" fo:margin-left="0.002cm" fo:margin-top="0cm" fo:margin-bottom="0cm" fo:break-before="page" table:align="left" style:writing-mode="page"/>
    </style:style>
    <style:style style:name="Tabla1.A" style:family="table-column">
      <style:table-column-properties style:column-width="4.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a1.A2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a1.A3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053cm" fo:margin-bottom="0.053cm" style:contextual-spacing="false"/>
      <style:text-properties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4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156ccb" style:font-name-asian="Arial1" style:font-size-asian="8pt" style:font-weight-asian="normal" style:font-name-complex="Arial1" style:font-size-complex="8pt" style:font-weight-complex="normal"/>
    </style:style>
    <style:style style:name="P5" style:family="paragraph" style:parent-style-name="List_20_Paragraph" style:list-style-name="WWNum2">
      <style:paragraph-properties fo:margin-top="0.035cm" fo:margin-bottom="0.035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T1" style:family="text">
      <style:text-properties officeooo:rsid="001be1a6"/>
    </style:style>
    <style:style style:name="T2" style:family="text">
      <style:text-properties officeooo:rsid="00156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2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ICLO FORMATIVO</text:p>
          </table:table-cell>
          <table:table-cell table:style-name="Table1.B2" office:value-type="string">
            <text:p text:style-name="P3">Técnico en Sistemas Microinformáticos y Redes (SMR) – CFGM</text:p>
          </table:table-cell>
          <table:table-cell table:style-name="Table1.A1" office:value-type="string">
            <text:p text:style-name="P2">CURSO</text:p>
          </table:table-cell>
          <table:table-cell table:style-name="Table1.B2" office:value-type="string">
            <text:p text:style-name="P3">2.º curso</text:p>
          </table:table-cell>
        </table:table-row>
        <table:table-row table:style-name="Table1.1">
          <table:table-cell table:style-name="Table1.A1" office:value-type="string">
            <text:p text:style-name="P1">TÍTULO</text:p>
          </table:table-cell>
          <table:table-cell table:style-name="Table1.B2" table:number-columns-spanned="3" office:value-type="string">
            <text:p text:style-name="P3">Sistemas Operativos en Red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ÓDIGO UP</text:p>
          </table:table-cell>
          <table:table-cell table:style-name="Table1.B2" office:value-type="string">
            <text:p text:style-name="P3">UP05_LS01</text:p>
          </table:table-cell>
          <table:table-cell table:style-name="Table1.A1" office:value-type="string">
            <text:p text:style-name="P2">MÓDULO</text:p>
          </table:table-cell>
          <table:table-cell table:style-name="Table1.B2" office:value-type="string">
            <text:p text:style-name="P3">0224 – Sistemas Operativos en Red</text:p>
          </table:table-cell>
        </table:table-row>
        <table:table-row table:style-name="Table1.1">
          <table:table-cell table:style-name="Table1.A1" office:value-type="string">
            <text:p text:style-name="P1">DESCRIPCIÓN</text:p>
          </table:table-cell>
          <table:table-cell table:style-name="Table1.B2" table:number-columns-spanned="3" office:value-type="string">
            <text:p text:style-name="P3">Instalación de Ubuntu Server 20.04 LTS en entorno virtualizado. Configuración inicial del sistema: idioma, zona horaria, particionado y usuario administrador. Configuración de red: dirección IP estática, máscara, puerta de enlace y DNS. Acceso remoto mediante SSH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HORAS</text:p>
          </table:table-cell>
          <table:table-cell table:style-name="Table1.B2" office:value-type="string">
            <text:p text:style-name="P3">3</text:p>
          </table:table-cell>
          <table:table-cell table:style-name="Table1.A1" office:value-type="string">
            <text:p text:style-name="P2">TEMPORALIZACIÓN</text:p>
          </table:table-cell>
          <table:table-cell table:style-name="Table1.B2" office:value-type="string">
            <text:p text:style-name="P4">2.do trimestre – semana <text:span text:style-name="T1">2</text:span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1">PCCF</text:p>
          </table:table-cell>
          <table:table-cell table:style-name="Table1.B2" table:number-columns-spanned="3" office:value-type="string">
            <text:p text:style-name="P1">Marco normativo aplicable (curso 2025-26, Comunitat Valenciana):</text:p>
            <text:p text:style-name="P1">· LO 3/2022, de 31 de marzo (LOIFP)</text:p>
            <text:p text:style-name="P1">· RD 659/2023, de 18 de julio</text:p>
            <text:p text:style-name="P1">· RD 1691/2007, de 14 de diciembre, modificado por RD 499/2024, de 21 de mayo</text:p>
            <text:p text:style-name="P1">· Decreto 114/2025, de 29 de julio, del Consell (DOGV 04.08.2025)</text:p>
            <text:p text:style-name="P1">· Resolución de 17 de julio de 2025 (instrucciones 2025-26 GVA)</text:p>
            <text:p text:style-name="P1">Estándares de competencia: UC0219_2 · UC0958_2 · UC0959_2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RESULTADOS DE APRENDIZAJE (RA)</text:p>
          </table:table-cell>
          <table:covered-table-cell/>
          <table:table-cell table:style-name="Table1.C8" table:number-columns-spanned="2" office:value-type="string">
            <text:p text:style-name="P2">CRITERIOS DE EVALUACIÓN (CE)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1">RA5 – Realiza tareas de monitorización y uso del sistema operativo en red, describiendo las herramientas utilizadas e identificando las principales incidencias.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5">a) Se han descrito las características propias de los sistemas de archivos utilizados.</text:p>
              </text:list-item>
              <text:list-item>
                <text:p text:style-name="P5">b) Se han descrito las ventajas e inconvenientes de los sistemas de código abierto frente a los propietarios.</text:p>
              </text:list-item>
              <text:list-item>
                <text:p text:style-name="P5">c) Se han identificado los modos de acceso y administración remota del sistema.</text:p>
              </text:list-item>
              <text:list-item>
                <text:p text:style-name="P5">h) Se han utilizado herramientas de administración remota para gestionar el sistema.</text:p>
              </text:list-item>
            </text:list>
          </table:table-cell>
          <table:covered-table-cell/>
        </table:table-row>
      </table:table>
      <text:p text:style-name="Text_20_body"/>
      <table:table table:name="Tabla1" table:style-name="Tabla1">
        <table:table-column table:style-name="Tabla1.A" table:number-columns-repeated="4"/>
        <table:table-row table:style-name="Tabla1.1">
          <table:table-cell table:style-name="Tabla1.A1" table:number-columns-spanned="4" office:value-type="string">
            <text:p text:style-name="P2">Unidad de Programación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COMPETENCIAS PROFESIONALES</text:p>
          </table:table-cell>
          <table:covered-table-cell/>
          <table:table-cell table:style-name="Tabla1.A2" table:number-columns-spanned="2" office:value-type="string">
            <text:p text:style-name="P2">COMPETENCIAS PARA LA OCUPACIÓN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text:continue-numbering="true" text:style-name="WWNum2">
              <text:list-item>
                <text:p text:style-name="P5">a) Determinar la logística asociada a las operaciones de instalación, configuración y mantenimiento de sistemas microinformáticos, interpretando la documentación técnica asociada y organizando los recursos necesarios.</text:p>
              </text:list-item>
              <text:list-item>
                <text:p text:style-name="P5">b) Instalar y configurar sistemas operativos y aplicaciones informáticas, asegurando su funcionamiento en condiciones de calidad y seguridad.</text:p>
              </text:list-item>
              <text:list-item>
                <text:p text:style-name="P5">e) Instalar y configurar redes locales cableadas, inalámbricas o mixtas y su conexión a redes públicas, asegurando su funcionamiento en condiciones de calidad y seguridad.</text:p>
              </text:list-item>
              <text:list-item>
                <text:p text:style-name="P5">f) Instalar, configurar y mantener servicios multiusuario, aplicaciones y dispositivos compartidos en un entorno de red local, atendiendo a las necesidades y requerimientos especificados.</text:p>
              </text:list-item>
            </text:list>
          </table:table-cell>
          <table:covered-table-cell/>
          <table:table-cell table:style-name="Tabla1.A3" table:number-columns-spanned="2" office:value-type="string">
            <text:list text:continue-numbering="true" text:style-name="WWNum2">
              <text:list-item>
                <text:p text:style-name="P5">· Técnico instalador-reparador de equipos informáticos.</text:p>
              </text:list-item>
              <text:list-item>
                <text:p text:style-name="P5">· Técnico de soporte informático.</text:p>
              </text:list-item>
              <text:list-item>
                <text:p text:style-name="P5">· Técnico de redes de datos.</text:p>
              </text:list-item>
              <text:list-item>
                <text:p text:style-name="P5">· Operador de sistemas.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ORGANIZACIÓN CONTENIDOS</text:p>
          </table:table-cell>
          <table:covered-table-cell/>
          <table:table-cell table:style-name="Tabla1.A2" table:number-columns-spanned="2" office:value-type="string">
            <text:p text:style-name="P2">RECURSOS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text:continue-numbering="true" text:style-name="WWNum2">
              <text:list-item>
                <text:p text:style-name="P5">1. Comparativa sistemas operativos de red: propietarios vs. código abierto. Ventajas e inconvenientes.</text:p>
              </text:list-item>
              <text:list-item>
                <text:p text:style-name="P5">2. Distribuciones GNU/Linux para servidor: Ubuntu Server, Debian, CentOS/Rocky.</text:p>
              </text:list-item>
              <text:list-item>
                <text:p text:style-name="P5">3. Proceso de instalación de Ubuntu Server 20.04 LTS: pasos y opciones clave.</text:p>
              </text:list-item>
              <text:list-item>
                <text:p text:style-name="P5">4. Particionado básico: esquema recomendado para servidor (/, /home, swap).</text:p>
              </text:list-item>
              <text:list-item>
                <text:p text:style-name="P5">5. Configuración inicial del sistema: idioma, zona horaria, hostname y usuario.</text:p>
              </text:list-item>
              <text:list-item>
                <text:p text:style-name="P5">6. Configuración de red estática en Ubuntu Server: /etc/netplan/ y archivos YAML.</text:p>
              </text:list-item>
              <text:list-item>
                <text:p text:style-name="P5">7. Verificación de conectividad: ip a, ip r, ping, ss -tlnp.</text:p>
              </text:list-item>
              <text:list-item>
                <text:p text:style-name="P5">8. Acceso remoto SSH: instalación de openssh-server y conexión desde cliente.</text:p>
              </text:list-item>
            </text:list>
          </table:table-cell>
          <table:covered-table-cell/>
          <table:table-cell table:style-name="Tabla1.A3" table:number-columns-spanned="2" office:value-type="string">
            <text:list text:continue-numbering="true" text:style-name="WWNum2">
              <text:list-item>
                <text:p text:style-name="P5">Aula de informática con VirtualBox / Hyper-V.</text:p>
              </text:list-item>
              <text:list-item>
                <text:p text:style-name="P5">VM: Ubuntu Server 20.04 LTS.</text:p>
              </text:list-item>
              <text:list-item>
                <text:p text:style-name="P5">Pizarra digital / proyector.</text:p>
              </text:list-item>
              <text:list-item>
                <text:p text:style-name="P5">Fichas de prácticas guiadas.</text:p>
              </text:list-item>
              <text:list-item>
                <text:p text:style-name="P5">Cliente SSH: PuTTY (Windows) o terminal nativo (Linux/macOS).</text:p>
              </text:list-item>
              <text:list-item>
                <text:p text:style-name="P5">Documentación oficial Ubuntu Server (ubuntu.com/server/docs).</text:p>
              </text:list-item>
            </text:list>
          </table:table-cell>
          <table:covered-table-cell/>
        </table:table-row>
        <table:table-row table:style-name="Tabla1.1">
          <table:table-cell table:style-name="Tabla1.A2" office:value-type="string">
            <text:p text:style-name="P2">SECUENCIA (FASES)</text:p>
          </table:table-cell>
          <table:table-cell table:style-name="Tabla1.A2" office:value-type="string">
            <text:p text:style-name="P2">EVALUACIÓN</text:p>
          </table:table-cell>
          <table:table-cell table:style-name="Tabla1.A2" office:value-type="string">
            <text:p text:style-name="P2">METODOLOGÍA</text:p>
          </table:table-cell>
          <table:table-cell table:style-name="Tabla1.A2" office:value-type="string">
            <text:p text:style-name="P2">ADAPTACIONES</text:p>
          </table:table-cell>
        </table:table-row>
        <table:table-row table:style-name="Tabla1.1">
          <table:table-cell table:style-name="Tabla1.A3" office:value-type="string">
            <text:list text:continue-numbering="true" text:style-name="WWNum2">
              <text:list-item>
                <text:p text:style-name="P5">1. Activación inicial: debate abierto vs. propietario – ¿qué usaría una empresa?</text:p>
              </text:list-item>
              <text:list-item>
                <text:p text:style-name="P5">2. Exposición teórica: distribuciones Linux para servidor y proceso de instalación.</text:p>
              </text:list-item>
              <text:list-item>
                <text:p text:style-name="P5">3. Demostración guiada: instalación de Ubuntu Server en VirtualBox.</text:p>
              </text:list-item>
              <text:list-item>
                <text:p text:style-name="P5">4. Práctica autónoma: instalación y configuración de red estática + SSH.</text:p>
              </text:list-item>
              <text:list-item>
                <text:p text:style-name="P5">5. Verificación: conectividad y acceso SSH desde cliente; puesta en común.</text:p>
              </text:list-item>
              <text:list-item>
                <text:p text:style-name="P5">6. Evaluación de la unidad.</text:p>
              </text:list-item>
            </text:list>
          </table:table-cell>
          <table:table-cell table:style-name="Tabla1.A3" office:value-type="string">
            <text:p text:style-name="P1">Instrumentos:</text:p>
            <text:p text:style-name="P1">· Práctica calificada: sistema instalado, red configurada y acceso SSH verificado (65 %).</text:p>
            <text:p text:style-name="P1">· Cuestionario: ventajas/inconvenientes open source vs. propietario (25 %).</text:p>
            <text:p text:style-name="P1">· Observación directa / actitud (10 %).</text:p>
            <text:p text:style-name="P1">Mínimo: acceso SSH funcional desde cliente al servidor.</text:p>
          </table:table-cell>
          <table:table-cell table:style-name="Tabla1.A3" office:value-type="string">
            <text:list text:continue-numbering="true" text:style-name="WWNum2">
              <text:list-item>
                <text:p text:style-name="P5">Aprendizaje basado en tareas (ABT).</text:p>
              </text:list-item>
              <text:list-item>
                <text:p text:style-name="P5">Clase expositiva breve + demostración en tiempo real.</text:p>
              </text:list-item>
              <text:list-item>
                <text:p text:style-name="P5">Trabajo individual en máquina virtual.</text:p>
              </text:list-item>
              <text:list-item>
                <text:p text:style-name="P5">Documentación del proceso (memoria de práctica).</text:p>
              </text:list-item>
              <text:list-item>
                <text:p text:style-name="P5">Resolución colaborativa de incidencias.</text:p>
              </text:list-item>
            </text:list>
          </table:table-cell>
          <table:table-cell table:style-name="Tabla1.A3" office:value-type="string">
            <text:list text:continue-numbering="true" text:style-name="WWNum2">
              <text:list-item>
                <text:p text:style-name="P5">VM preconfigurada con Ubuntu Server instalado para alumnado con dificultades.</text:p>
              </text:list-item>
              <text:list-item>
                <text:p text:style-name="P5">Ampliación: configuración de interfaz de red adicional (modo bridge) y verificación avanzada con tcpdump.</text:p>
              </text:list-item>
              <text:list-item>
                <text:p text:style-name="P5">Agrupamientos flexibles durante la práctic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388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4-20T07:19:58.193000000</meta:creation-date>
    <dc:date>2026-04-23T09:00:15.278177694</dc:date>
    <meta:generator>LibreOffice/24.2.7.2$Linux_X86_64 LibreOffice_project/420$Build-2</meta:generator>
    <meta:editing-duration>PT16M58S</meta:editing-duration>
    <meta:document-statistic meta:table-count="2" meta:image-count="0" meta:object-count="0" meta:page-count="2" meta:paragraph-count="82" meta:word-count="674" meta:character-count="4538" meta:non-whitespace-character-count="3981"/>
  </office:meta>
</office:document-meta>
</file>